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5A00000757C6E237293D24FC6B.png" manifest:media-type="image/png"/>
  <manifest:file-entry manifest:full-path="Pictures/1000020100000D5A00000757FAF00A0173CBAA41.png" manifest:media-type="image/png"/>
  <manifest:file-entry manifest:full-path="Pictures/1000020100000F4D0000074C6B2D4242E9A3B51D.png" manifest:media-type="image/png"/>
  <manifest:file-entry manifest:full-path="Pictures/1000020100000F070000074C1F82759E8D05A87F.png" manifest:media-type="image/png"/>
  <manifest:file-entry manifest:full-path="Pictures/1000020100000D84000006956A18352593836D3F.png" manifest:media-type="image/png"/>
  <manifest:file-entry manifest:full-path="Pictures/1000020100000F4D0000074C149A2E6B430ACAFE.png" manifest:media-type="image/png"/>
  <manifest:file-entry manifest:full-path="Pictures/1000020100000F070000074C67612FB0512C223F.png" manifest:media-type="image/png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SSD online cali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placeholder="true">
          <draw:text-box/>
        </draw:frame>
        <draw:frame presentation:style-name="pr4" draw:text-style-name="P1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6.284cm" svg:height="7.906cm" svg:x="5.858cm" svg:y="3.922cm">
          <draw:image xlink:href="Pictures/1000020100000F070000074C67612FB0512C2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6.58cm" svg:height="7.906cm" svg:x="5.71cm" svg:y="3.922cm">
          <draw:image xlink:href="Pictures/1000020100000F4D0000074C149A2E6B430ACAF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6.284cm" svg:height="7.906cm" svg:x="5.858cm" svg:y="3.922cm">
          <draw:image xlink:href="Pictures/1000020100000F070000074C1F82759E8D05A87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6.58cm" svg:height="7.906cm" svg:x="5.71cm" svg:y="3.922cm">
          <draw:image xlink:href="Pictures/1000020100000F4D0000074C6B2D4242E9A3B5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4.468cm" svg:height="7.953cm" svg:x="6.766cm" svg:y="3.899cm">
          <draw:image xlink:href="Pictures/1000020100000D5A00000757FAF00A0173CBAA4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4.646cm" svg:height="7.132cm" svg:x="6.677cm" svg:y="4.309cm">
          <draw:image xlink:href="Pictures/1000020100000D84000006956A18352593836D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14.468cm" svg:height="7.953cm" svg:x="6.766cm" svg:y="3.899cm">
          <draw:image xlink:href="Pictures/1000020100000D5A00000757C6E237293D24FC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7" draw:layer="layout" svg:width="27.33cm" svg:height="7.062cm" svg:x="0.305cm" svg:y="4.344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Name 1</text:span><text:span text:style-name="MT4">, Name 2, Name 3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Introduction</text:span></text:p>
                </text:list-item>
                <text:list-item>
                  <text:p text:style-name="MP9"><text:span text:style-name="MT6">First point</text:span></text:p>
                  <text:list>
                    <text:list-item>
                      <text:p text:style-name="MP9"><text:span text:style-name="MT6">Discussion</text:span></text:p>
                    </text:list-item>
                  </text:list>
                </text:list-item>
                <text:list-item>
                  <text:p text:style-name="MP9"><text:span text:style-name="MT6">Second point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6M29S</meta:editing-duration>
    <meta:editing-cycles>22</meta:editing-cycles>
    <meta:generator>LibreOffice/7.0.4.2$Linux_X86_64 LibreOffice_project/00$Build-2</meta:generator>
    <meta:initial-creator>Paul Filip</meta:initial-creator>
    <dc:date>2024-10-23T11:19:20.757312669</dc:date>
    <meta:document-statistic meta:object-count="84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